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799f" officeooo:paragraph-rsid="0012799f"/>
    </style:style>
    <style:style style:name="P2" style:family="paragraph" style:parent-style-name="Standard">
      <style:text-properties fo:font-style="italic" officeooo:rsid="0012799f" officeooo:paragraph-rsid="0012799f" style:font-style-asian="italic" style:font-style-complex="italic"/>
    </style:style>
    <style:style style:name="P3" style:family="paragraph" style:parent-style-name="Standard">
      <style:text-properties fo:font-style="italic" officeooo:rsid="0012817f" officeooo:paragraph-rsid="0012817f" style:font-style-asian="italic" style:font-style-complex="italic"/>
    </style:style>
    <style:style style:name="P4" style:family="paragraph" style:parent-style-name="Standard">
      <style:text-properties fo:font-style="italic" officeooo:rsid="0012c807" officeooo:paragraph-rsid="0012c807" style:font-style-asian="italic" style:font-style-complex="italic"/>
    </style:style>
    <style:style style:name="P5" style:family="paragraph" style:parent-style-name="Standard">
      <style:text-properties fo:font-style="italic" officeooo:rsid="0012c807" officeooo:paragraph-rsid="00143dc4" style:font-style-asian="italic" style:font-style-complex="italic"/>
    </style:style>
    <style:style style:name="P6" style:family="paragraph" style:parent-style-name="Standard">
      <style:text-properties fo:font-style="italic" fo:font-weight="bold" officeooo:rsid="0012c807" officeooo:paragraph-rsid="0012c807" style:font-style-asian="italic" style:font-weight-asian="bold" style:font-style-complex="italic" style:font-weight-complex="bold"/>
    </style:style>
    <style:style style:name="P7" style:family="paragraph" style:parent-style-name="Standard">
      <style:text-properties fo:font-style="italic" fo:font-weight="bold" officeooo:rsid="0012817f" officeooo:paragraph-rsid="0012817f" style:font-style-asian="italic" style:font-weight-asian="bold" style:font-style-complex="italic" style:font-weight-complex="bold"/>
    </style:style>
    <style:style style:name="P8" style:family="paragraph" style:parent-style-name="Standard">
      <style:text-properties fo:font-style="normal" officeooo:rsid="0012817f" officeooo:paragraph-rsid="0012c807" style:font-style-asian="normal" style:font-style-complex="normal"/>
    </style:style>
    <style:style style:name="P9" style:family="paragraph" style:parent-style-name="Standard">
      <style:text-properties fo:font-style="normal" officeooo:rsid="0012817f" officeooo:paragraph-rsid="0012817f" style:font-style-asian="normal" style:font-style-complex="normal"/>
    </style:style>
    <style:style style:name="P10" style:family="paragraph" style:parent-style-name="Standard">
      <style:text-properties fo:font-style="normal" officeooo:rsid="0012799f" officeooo:paragraph-rsid="0012799f" style:font-style-asian="normal" style:font-style-complex="normal"/>
    </style:style>
    <style:style style:name="P11" style:family="paragraph" style:parent-style-name="Standard">
      <style:text-properties fo:font-style="normal" officeooo:rsid="00143dc4" officeooo:paragraph-rsid="00143dc4" style:font-style-asian="normal" style:font-style-complex="normal"/>
    </style:style>
    <style:style style:name="P12" style:family="paragraph" style:parent-style-name="Standard">
      <style:text-properties fo:font-style="normal" officeooo:rsid="0012c807" officeooo:paragraph-rsid="0012c807" style:font-style-asian="normal" style:font-style-complex="normal"/>
    </style:style>
    <style:style style:name="P13" style:family="paragraph" style:parent-style-name="Standard">
      <style:text-properties fo:font-style="normal" officeooo:rsid="0012c807" officeooo:paragraph-rsid="00143dc4" style:font-style-asian="normal" style:font-style-complex="normal"/>
    </style:style>
    <style:style style:name="P14" style:family="paragraph" style:parent-style-name="Standard">
      <style:text-properties fo:font-style="normal" fo:font-weight="bold" officeooo:rsid="0012817f" officeooo:paragraph-rsid="0012817f"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2c807"/>
    </style:style>
    <style:style style:name="T4" style:family="text">
      <style:text-properties officeooo:rsid="00143d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SSE : Sureté de l’état – veiligheid van de staat</text:p>
      <text:p text:style-name="P1"/>
      <text:p text:style-name="P1">= <text:span text:style-name="T4">le </text:span><text:span text:style-name="T2">service civil de renseignement</text:span> et de sécurité belge a pour mission de veiller à la sécurité du pays en prévenant les risques pour la sécurité, en conseillant les autorités politiques, administratives, judiciaires et militaires et en entravant les menaces.</text:p>
      <text:p text:style-name="P1"/>
      <text:p text:style-name="P1">→ Renseignement et sécurité</text:p>
      <text:p text:style-name="P1"/>
      <text:p text:style-name="P1">La Sûreté de l’État (VSSE), le service civil de renseignement et de sécurité belge a pour mission de protéger la démocratie en Belgique et ses citoyens des menaces survenant à l’échelle nationale et internationale. Nous recueillons et analysons des informations afin d’identifier ces menaces de manière proactive, de conseiller nos partenaires et d’entraver les menaces. </text:p>
      <text:p text:style-name="P1"/>
      <text:p text:style-name="P2">= de missie van de Veiligheid van de Staat, de Belgische burgerlijke inlichingen- en veiligheidsdienst, is de veiligheid van het land te bewaken door veiligheidsrisico’s te <text:span text:style-name="T1">voorkomen</text:span>, de politieke, administratieve, gerechtelijke en militaire overheden te <text:span text:style-name="T1">adviseren</text:span> en <text:span text:style-name="T1">dreigingen te verstoren</text:span>. </text:p>
      <text:p text:style-name="P2"/>
      <text:p text:style-name="P10"><text:span text:style-name="T4">The mission </text:span>is to ensure the security of the country by preventing security risks, by advising the political, administrative, judicial and military authorities and by impeding threats.</text:p>
      <text:p text:style-name="P10"/>
      <text:p text:style-name="P11">Exanple : threats = terrorism, cybersecurity, spying</text:p>
      <text:p text:style-name="P11">security = for people who work with confidential informations, check if they are trustworthy</text:p>
      <text:p text:style-name="P11"/>
      <text:p text:style-name="P11"/>
      <text:p text:style-name="P14">Connaissance / Knowledges</text:p>
      <text:p text:style-name="P9">Angular, HTML, CSS, Python, Javascript, SSIS, SQL Server</text:p>
      <text:p text:style-name="P11">NEO4J = database</text:p>
      <text:p text:style-name="P11">Spring= frameworf of Java</text:p>
      <text:p text:style-name="P2"/>
      <text:p text:style-name="P2"/>
      <text:p text:style-name="P7">Pourquoi travailler pour VSSE ?</text:p>
      <text:p text:style-name="P8">I started a training to become a back-end developer because I <text:span text:style-name="T3">have a passion for development and I </text:span>would like <text:span text:style-name="T3">to </text:span>develop applications. </text:p>
      <text:p text:style-name="P8">Why the VSSE ? Because I would like to <text:span text:style-name="T3">work for something very useful. I think the missions of the VSSE are very important and I would like to contribute to the security of the country. </text:span></text:p>
      <text:p text:style-name="P8"><text:span text:style-name="T3">I also like learning foreign langages, I studied translation and for me, it’s realy important to work in a multilingual environment. </text:span></text:p>
      <text:p text:style-name="P3"/>
      <text:p text:style-name="P3">Ik ben een opleiding tot back-end ontwikkelaar gestart omdat ik een passie heb voor ontwikkeling en ik graag applicaties wil ontwikkelen. <text:line-break/>Waarom de VSSE? Omdat ik graag wil werken voor iets heel nuttigs. Ik denk dat de missies van de VSSE heel belangrijk zijn en ik wil graag bijdragen aan de veiligheid van het land. <text:line-break/>Ik hou er ook van om vreemde talen te leren, ik heb vertalen gestudeerd en voor mij is het echt belangrijk om in een meertalige omgeving te werken. <text:line-break/></text:p>
      <text:p text:style-name="P6">Questions ?</text:p>
      <text:p text:style-name="P12">- It will beginn with a quick training ?</text:p>
      <text:p text:style-name="P12">- How does it work on a daily basis ? Do the developers work in teams ? Do they have a specific rôle</text:p>
      <text:p text:style-name="P12">- When does the work begin ?</text:p>
      <text:p text:style-name="P12">- Is the work in English ? In Dutsch ? In French ?</text:p>
      <text:p text:style-name="P4"><text:soft-page-break/></text:p>
      <text:p text:style-name="P4">- Het zal beginnen met een snelle training ?</text:p>
      <text:p text:style-name="P4">- Hoe werkt het op een dagelijkse basis ? Werken de ontwikkelaars in teams? Hebben ze een specifieke rol?</text:p>
      <text:p text:style-name="P4">- Wanneer begint het werk ?</text:p>
      <text:p text:style-name="P4">- Is het werk in het Engels ? In het Nederlands ? In het Frans ?</text:p>
      <text:p text:style-name="P4"/>
      <text:p text:style-name="P6">My story</text:p>
      <text:p text:style-name="P13">I’m 26, I’v studied translation during 5 years and I became a freelance sworn translator two years ago. </text:p>
      <text:p text:style-name="P13">I’ve also worked one year and half as translator and project manager for a project a project whose goal was to create a<text:span text:style-name="T4">n area</text:span> for international child protection.</text:p>
      <text:p text:style-name="P13">I like translation, but it’s not my passion. Last year I’ve discovered a big interest in development and I started to learn by myself online. Then, in April of this year, I’ve started a training to become a back-end developer with data. And here I am ! </text:p>
      <text:p text:style-name="P5"/>
      <text:p text:style-name="P5">Ik ben 26 jaar, heb 5 jaar vertalen gestudeerd en ben twee jaar geleden beëdigd freelance vertaler geworden. <text:line-break/>Ik heb ook anderhalf jaar gewerkt als vertaler en projectmanager voor een project dat als doel had een ruimte voor internationale kinderbescherming te creëren.<text:line-break/>Ik hou van vertalen, maar het is niet mijn passie. Vorig jaar ontdekte ik een grote interesse in ontwikkeling en begon ik zelf online te leren. In april van dit jaar ben ik begonnen aan een opleiding tot back-end ontwikkelaar met data. En hier ben ik dan! <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0T23:33:39.812000000</meta:creation-date>
    <dc:date>2021-08-31T00:21:53.112000000</dc:date>
    <meta:editing-duration>PT4M12S</meta:editing-duration>
    <meta:editing-cycles>1</meta:editing-cycles>
    <meta:document-statistic meta:table-count="0" meta:image-count="0" meta:object-count="0" meta:page-count="2" meta:paragraph-count="31" meta:word-count="671" meta:character-count="3926" meta:non-whitespace-character-count="3271"/>
    <meta:generator>LibreOffice/7.0.4.2$Windows_X86_64 LibreOffice_project/dcf040e67528d9187c66b2379df5ea4407429775</meta:generator>
  </office:meta>
</office:document-meta>
</file>